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23.08pt" svg:y="37.56pt">
            <draw:object draw:notify-on-update-of-ranges="Sheet1.B2:Sheet1.B7 Sheet1.C2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se </text:p>
          </table:table-cell>
          <table:table-cell office:value-type="string" calcext:value-type="string">
            <text:p>cell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96" calcext:value-type="float">
            <text:p>9696</text:p>
          </table:table-cell>
          <table:table-cell office:value-type="float" office:value="4.70985928088" calcext:value-type="float">
            <text:p>4.709859280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21" calcext:value-type="float">
            <text:p>24021</text:p>
          </table:table-cell>
          <table:table-cell office:value-type="float" office:value="5.01241011485" calcext:value-type="float">
            <text:p>5.012410114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508" calcext:value-type="float">
            <text:p>42508</text:p>
          </table:table-cell>
          <table:table-cell office:value-type="float" office:value="4.97661551902" calcext:value-type="float">
            <text:p>4.976615519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293" calcext:value-type="float">
            <text:p>64293</text:p>
          </table:table-cell>
          <table:table-cell office:value-type="float" office:value="5.00081528128" calcext:value-type="float">
            <text:p>5.000815281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614" calcext:value-type="float">
            <text:p>120614</text:p>
          </table:table-cell>
          <table:table-cell office:value-type="float" office:value="5.05711450017" calcext:value-type="float">
            <text:p>5.057114500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1805" calcext:value-type="float">
            <text:p>151805</text:p>
          </table:table-cell>
          <table:table-cell office:value-type="float" office:value="4.81103034636" calcext:value-type="float">
            <text:p>4.81103034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8:43:34.119250314</meta:creation-date>
    <dc:date>2018-06-15T18:49:27.699535847</dc:date>
    <meta:editing-duration>PT5M54S</meta:editing-duration>
    <meta:editing-cycles>1</meta:editing-cycles>
    <meta:document-statistic meta:table-count="1" meta:cell-count="20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4cm" style:legend-expansion="high" chart:style-name="ch2"/>
        <chart:plot-area chart:style-name="ch3" table:cell-range-address="Sheet1.B2:Sheet1.C7" svg:x="0.32cm" svg:y="0.18cm" svg:width="12.508cm" svg:height="8.64cm">
          <chartooo:coordinate-region svg:x="1.047cm" svg:y="0.34cm" svg:width="11.224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7" chart:class="chart:scatter">
            <chart:domain table:cell-range-address="Sheet1.B2:Sheet1.B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2:Sheet1.B7</svg:desc>
                </draw:g>
              </table:table-cell>
              <table:table-cell office:value-type="float" office:value="4.70985928088">
                <text:p>4.70985928088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5.01241011485">
                <text:p>5.01241011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4.97661551902">
                <text:p>4.97661551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5.00081528128">
                <text:p>5.00081528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5.05711450017">
                <text:p>5.05711450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805">
                <text:p>151805</text:p>
              </table:table-cell>
              <table:table-cell office:value-type="float" office:value="4.81103034636">
                <text:p>4.81103034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